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00158c6" officeooo:paragraph-rsid="000158c6" style:font-weight-asian="bold" style:font-weight-complex="bold"/>
    </style:style>
    <style:style style:name="T1" style:family="text">
      <style:text-properties officeooo:rsid="000158c6"/>
    </style:style>
    <style:style style:name="T2" style:family="text">
      <style:text-properties style:text-underline-style="solid" style:text-underline-width="auto" style:text-underline-color="font-color" officeooo:rsid="000158c6"/>
    </style:style>
    <style:style style:name="T3" style:family="text">
      <style:text-properties style:text-underline-style="solid" style:text-underline-width="auto" style:text-underline-color="font-color" fo:font-weight="bold" officeooo:rsid="000158c6" style:font-weight-asian="bold" style:font-weight-complex="bold"/>
    </style:style>
    <style:style style:name="T4" style:family="text">
      <style:text-properties fo:font-weight="bold" style:font-weight-asian="bold" style:font-weight-complex="bold"/>
    </style:style>
    <style:style style:name="T5" style:family="text">
      <style:text-properties officeooo:rsid="00015ed6"/>
    </style:style>
    <style:style style:name="T6" style:family="text">
      <style:text-properties officeooo:rsid="00032afd"/>
    </style:style>
    <style:style style:name="T7" style:family="text">
      <style:text-properties officeooo:rsid="000504b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text:tab/><text:tab/><text:tab/><text:tab/><text:tab/><text:span text:style-name="T3">WRITING UNIT 4</text:span></text:p>
      <text:p text:style-name="Standard"/>
      <text:p text:style-name="Standard"/>
      <text:p text:style-name="Standard"/>
      <text:p text:style-name="Standard"><text:tab/>First of all, we are in the year 2022, let <text:span text:style-name="T5">i</text:span>s think about what health technology there will be in the year 2050. It should be possible for them to invent an ice cabinet to stay alive for a long time.</text:p>
      <text:p text:style-name="Standard"/>
      <text:p text:style-name="Standard"><text:tab/>Next topic, scientists will be able to put our memory in other people and thus be able to exist much longer. However, that will cause people to be sacrificed for this experiment and lose their memory. </text:p>
      <text:p text:style-name="Standard"/>
      <text:p text:style-name="Standard"><text:tab/>In addition, in the future it is also possible that they will invent a way to save the memory in a device and transplant it to another person. <text:span text:style-name="T7">At that time</text:span>, our memories will not die. Also, they will find a way to cure cancer. <text:span text:style-name="T7">A</text:span> way of seeing things, is the way of advancing in the times of technology.</text:p>
      <text:p text:style-name="Standard"/>
      <text:p text:style-name="Standard"><text:tab/>Finally, my opinion is that wars have always given a new knowledge of technology and it has always advanced compared to the previous year, we should be able to see what will happen in the futur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0158c6" officeooo:paragraph-rsid="000158c6" style:font-weight-asian="bold" style:font-weight-complex="bold"/>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0.06pt solid #000000" fo:border-bottom="0.06pt solid #000000" fo:border-left="none" fo:border-right="none" fo:padding="0.051cm"/>
      </style:header-style>
      <style:footer-style>
        <style:header-footer-properties fo:min-height="0cm" fo:margin-top="0.499cm" fo:border-top="0.06pt solid #000000" fo:border-bottom="0.06pt solid #000000" fo:border-left="none" fo:border-right="none" fo:padding="0.051cm"/>
      </style:footer-style>
    </style:page-layout>
  </office:automatic-styles>
  <office:master-styles>
    <style:master-page style:name="Standard" style:page-layout-name="Mpm1">
      <style:header>
        <text:p text:style-name="MP1">WRITING UNIT 4<text:tab/>DAVID PIÑUEL BOSQUE<text:tab/>1º DAM</text:p>
      </style:header>
      <style:footer>
        <text:p text:style-name="Footer"><text:tab/><text:tab/><text:span text:style-name="MT1"><text:page-number text:select-page="current">1</text:page-number></text:span><text:span text:style-name="MT1">/</text:span><text:span text:style-name="MT1"><text:page-count>1</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2-03-25T10:05:57.955000000</dc:date>
    <meta:editing-duration>PT3M55S</meta:editing-duration>
    <meta:editing-cycles>2</meta:editing-cycles>
    <meta:document-statistic meta:table-count="0" meta:image-count="0" meta:object-count="0" meta:page-count="1" meta:paragraph-count="7" meta:word-count="185" meta:character-count="967" meta:non-whitespace-character-count="776"/>
  </office:meta>
</office:document-meta>
</file>